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1972in" fo:text-indent="-0.1972in">
        <style:tab-stops/>
      </style:paragraph-properties>
    </style:style>
    <style:style style:name="P19" style:parent-style-name="Číslovanýseznam" style:family="paragraph">
      <style:paragraph-properties fo:margin-left="0.1972in" fo:text-indent="-0.1972in">
        <style:tab-stops/>
      </style:paragraph-properties>
    </style:style>
    <style:style style:name="P20" style:parent-style-name="Číslovanýseznam" style:family="paragraph">
      <style:paragraph-properties fo:margin-left="0.1972in" fo:text-indent="-0.1972in">
        <style:tab-stops/>
      </style:paragraph-properties>
    </style:style>
    <style:style style:name="P21" style:parent-style-name="Číslovanýseznam" style:family="paragraph">
      <style:paragraph-properties fo:margin-left="0.1972in" fo:text-indent="-0.1972in">
        <style:tab-stops/>
      </style:paragraph-properties>
    </style:style>
    <style:style style:name="P22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3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4" style:parent-style-name="Číslovanýseznam" style:family="paragraph">
      <style:paragraph-properties fo:margin-left="0.1972in" fo:text-indent="-0.1972in">
        <style:tab-stops/>
      </style:paragraph-properties>
    </style:style>
    <style:style style:name="P25" style:parent-style-name="Číslovanýseznam" style:family="paragraph">
      <style:paragraph-properties fo:margin-left="0.1972in" fo:text-indent="-0.1972in">
        <style:tab-stops/>
      </style:paragraph-properties>
    </style:style>
    <style:style style:name="P26" style:parent-style-name="Číslovanýseznam" style:family="paragraph">
      <style:paragraph-properties fo:margin-left="0.1972in" fo:text-indent="-0.1972in">
        <style:tab-stops/>
      </style:paragraph-properties>
    </style:style>
    <style:style style:name="P27" style:parent-style-name="Číslovanýseznam" style:family="paragraph">
      <style:paragraph-properties fo:margin-left="0.3937in" fo:text-indent="-0.3937in">
        <style:tab-stops/>
      </style:paragraph-properties>
    </style:style>
    <style:style style:name="P28" style:parent-style-name="Číslovanýseznam" style:family="paragraph">
      <style:paragraph-properties fo:margin-left="0.3937in" fo:text-indent="-0.3937in">
        <style:tab-stops/>
      </style:paragraph-properties>
    </style:style>
    <style:style style:name="P29" style:parent-style-name="Číslovanýseznam" style:family="paragraph">
      <style:paragraph-properties fo:margin-left="0.3937in" fo:text-indent="-0.3937in">
        <style:tab-stops/>
      </style:paragraph-properties>
    </style:style>
    <style:style style:name="P30" style:parent-style-name="Číslovanýseznam" style:family="paragraph">
      <style:paragraph-properties fo:margin-left="0.1972in" fo:text-indent="-0.1972in">
        <style:tab-stops/>
      </style:paragraph-properties>
    </style:style>
    <style:style style:name="P31" style:parent-style-name="podpis" style:family="paragraph">
      <style:paragraph-properties fo:margin-top="0.3333in"/>
    </style:style>
    <style:style style:name="P32" style:parent-style-name="podpis" style:family="paragraph">
      <style:paragraph-properties fo:margin-top="0.3333in"/>
    </style:style>
    <style:style style:name="T33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8/2025</text:p>
            <text:p text:style-name="Normální">KVOP-14718/2025</text:p>
            <text:p text:style-name="Normální">03. 04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<text:s/>o svobodném přístupu k informacím</text:h>
      <text:p text:style-name="Základnítext"/>
      <text:p text:style-name="Základnítext">Vážený pane P.,</text:p>
      <text:p text:style-name="Základnítext">dne 1. 4. 2025 obdržela Kancelář veřejného ochránce práv Vaši žádost o informace.<text:s/></text:p>
      <text:p text:style-name="Základnítext">Žádáte o:</text:p>
      <text:list text:style-name="LFO3_1" text:continue-numbering="true">
        <text:list-item>
          <text:p text:style-name="P18">zaslání posledních šesti stanovisek veřejného ochránce práv týkající se šetření v kázeňském řízení u osob ve vazbě či výkonu trestu, které byly ve prospěch vězněné osoby,</text:p>
        </text:list-item>
        <text:list-item>
          <text:p text:style-name="P19">zaslání čtyř stanovisek ze šetření veřejného ochránce práv týkající se nepravdivého hodnocení vězně ze strany Vězeňské služby ČR,</text:p>
        </text:list-item>
        <text:list-item>
          <text:p text:style-name="P20">uvedení čtyř posledních věznic, kde veřejný ochránce práv provedl<text:s/>systematickou návštěvu s uvedením doby provedení této návštěvy,</text:p>
        </text:list-item>
        <text:list-item>
          <text:p text:style-name="P21">zaslání seznamu formulářů z webu ochránce pro podání podnětu k ochránci.</text:p>
        </text:list-item>
      </text:list>
      <text:p text:style-name="P22"/>
      <text:p text:style-name="P23">K uvedenému zasílám a sděluji následující:</text:p>
      <text:list text:style-name="LFO4" text:continue-numbering="true">
        <text:list-item>
          <text:p text:style-name="P24">6 x závěrečné stanovisko veřejného ochránce práv týkající se kázeňských řízení (sp. zn. 2169/2024/VOP, 3882/2021/VOP, 4101/2020/VOP, 7115/2019/VOP, 5284/2019/VOP, 644/2019/VOP),</text:p>
        </text:list-item>
        <text:list-item>
          <text:p text:style-name="P25">3x závěrečné stanovisko veřejného ochránce práv týkající se hodnocení ze strany věznice (sp. zn. 4644/2023/VOP, 6313/2012/VOP, 2181/2011/VOP); více stanovisek v této oblasti v naší databázi ESO (Evidence stanovisek ombudsmana) neevidujeme,</text:p>
        </text:list-item>
        <text:list-item>
          <text:p text:style-name="P26">Vazební věznic Olomouc – 27. 1. 2025, Věznice a ústav pro výkon zabezpečovací detence Opava (objekt Olomoucká) – 23. a 24. 7. 2024, Vazební věznice Praha Ruzyně (objekt<text:s/>Velké Přílepy) – 19. a 20. 6. 2024, Věznice Rapotice – 18. 4. 2023,</text:p>
        </text:list-item>
      </text:list>
      <text:p text:style-name="P27"/>
      <text:p text:style-name="P28"/>
      <text:p text:style-name="P29"/>
      <text:list text:style-name="LFO4" text:continue-numbering="true">
        <text:list-item>
          <text:p text:style-name="P30">Výpis formulářů podnětu k ochránci z webu www.ochrance.cz.</text:p>
        </text:list-item>
      </text:list>
      <text:p text:style-name="Základnítext">S pozdravem</text:p>
      <text:p text:style-name="P31"/>
      <text:p text:style-name="P32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33">dle textu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DH7D*</text:span></text:p>
        <text:p text:style-name="P12"><text:span text:style-name="T13">KVOPX00FDH7D</text:span>KVOPX00FDH7D</text:p>
        <text:p text:style-name="P14"/>
      </style:header>
      <style:footer>
        <text:p text:style-name="kontakt">Kancelář veřejného ochránce práv, Údolní 39, 602 00 Brno, tel.: (+420) 542 542 111, fax:<text:s/>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7:24:00Z</meta:creation-date>
    <dc:date>2025-05-12T07:30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47" meta:character-count="1702" meta:row-count="12" meta:non-whitespace-character-count="1458"/>
  </office:meta>
</office:document-meta>
</file>